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0.672cm" fo:min-width="22.86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3.306cm" fo:min-width="8.136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3.306cm" fo:min-width="8.136cm"/>
    </style:style>
    <style:style style:name="gr5" style:family="graphic" style:parent-style-name="standard">
      <style:graphic-properties draw:fill-color="#72bf44" draw:textarea-horizontal-align="justify" draw:textarea-vertical-align="middle" draw:auto-grow-height="false" fo:min-height="0.76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8.136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3.306cm" fo:min-width="3.818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3.306cm" fo:min-width="12.454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2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0.672cm" fo:min-width="22.8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-color="#fff2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bimp Web/App UI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3.368cm" svg:height="10.922cm" svg:x="2.54cm" svg:y="1.016cm">
          <text:p text:style-name="P2">Ubimp modu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36cm" svg:height="3.556cm" svg:x="3.048cm" svg:y="1.778cm"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36cm" svg:height="3.556cm" svg:x="12.95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556cm" svg:y="4.118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048cm" svg:y="8.89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048cm" svg:y="7.112cm">
          <text:p text:style-name="P2">gua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2" draw:layer="layout" svg:width="8.636cm" svg:height="3.302cm" svg:x="8.128cm" svg:y="2.032cm">
          <text:p text:style-name="P2">app modul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3.556cm" svg:x="0.762cm" svg:y="4.826cm">
          <text:p text:style-name="P2">Login modul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954cm" svg:height="3.556cm" svg:x="11.684cm" svg:y="6.096cm">
          <text:p text:style-name="P2">Ubimp modul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16.002cm" svg:y="10.414cm">
          <text:p text:style-name="P2"><text:span text:style-name="T1">Main 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11.684cm" svg:y="10.414cm">
          <text:p text:style-name="P2"><text:span text:style-name="T1">login 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20.574cm" svg:y="10.414cm">
          <text:p text:style-name="P2"><text:span text:style-name="T1">home compon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in</text:p>
          </draw:text-box>
        </draw:frame>
        <draw:custom-shape draw:style-name="gr10" draw:text-style-name="P2" draw:layer="layout" svg:width="23.368cm" svg:height="10.922cm" svg:x="2.28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i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22:28:10.523195325</meta:creation-date>
    <meta:editing-duration>P2DT13H1M23S</meta:editing-duration>
    <meta:editing-cycles>13</meta:editing-cycles>
    <meta:generator>LibreOffice/6.0.7.3$Linux_X86_64 LibreOffice_project/00m0$Build-3</meta:generator>
    <dc:date>2020-01-08T12:42:46.764861232</dc:date>
    <meta:document-statistic meta:object-count="49"/>
  </office:meta>
</office:document-meta>
</file>